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_FuturaOrto" svg:font-family="a_FuturaOrt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_FuturaOrto" fo:font-size="15pt" style:text-underline-style="solid" style:text-underline-width="auto" style:text-underline-color="font-color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G-Planer-App</text:p>
      <text:p text:style-name="P1"/>
      <text:p text:style-name="P2">Idee:<text:tab/>virtuelle Version einer WG-Tafel. Nutzer können in einer Liste Eintragungen hinzufügen und mit erledigt markieren, also entfernen. Umsetzung als WebApp mit der Möglichkeit einer Portierung mit Cordova auf eine mobile Ansich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_FuturaOrto" svg:font-family="a_FuturaOrt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7M19S</meta:editing-duration>
    <meta:editing-cycles>3</meta:editing-cycles>
    <meta:generator>OpenOffice/4.1.1$Win32 OpenOffice.org_project/411m6$Build-9775</meta:generator>
    <dc:date>2016-11-07T21:57:58.55</dc:date>
    <dc:creator>Tobias Gels</dc:creator>
    <meta:document-statistic meta:table-count="0" meta:image-count="0" meta:object-count="0" meta:page-count="1" meta:paragraph-count="2" meta:word-count="33" meta:character-count="244"/>
    <meta:user-defined meta:name="Info 1"/>
    <meta:user-defined meta:name="Info 2"/>
    <meta:user-defined meta:name="Info 3"/>
    <meta:user-defined meta:name="Info 4"/>
  </office:meta>
</office:document-meta>
</file>